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1d5e9"/>
    </style:style>
    <style:style style:name="T1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2" style:family="text">
      <style:text-properties fo:font-variant="normal" fo:text-transform="none" fo:color="#292929" style:font-name="charter" fo:font-size="15.75pt" fo:letter-spacing="normal" fo:font-style="normal" fo:font-weight="normal" officeooo:rsid="00024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Como o nome Javascript já havia sido patenteado pela Sun Microsystems (atual Oracle), optou-se por se definir um novo nome à linguagem utilizando a junção das palavras ECMA e Javascript, surgindo então o ECMAScript.</text:span> </text:p>
      <text:p text:style-name="P1"/>
      <text:p text:style-name="P2"><text:span text:style-name="T1">Portanto é certo afirmar que o nome oficial de JavaScript é ECMAScript.</text:span> </text:p>
      <text:p text:style-name="P2"/>
      <text:p text:style-name="P2"><text:span text:style-name="T2">As tecnologias JS </text:span><text:span text:style-name="T1">que tem sido mais utilizad</text:span><text:span text:style-name="T2">a</text:span><text:span text:style-name="T1">s no Brasil são o Node.js (que não é um framework ou biblioteca e sim um runtime em JS), Angular e Vu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07T22:16:11.585000000</dc:date>
    <meta:editing-duration>PT5M30S</meta:editing-duration>
    <meta:editing-cycles>1</meta:editing-cycles>
    <meta:document-statistic meta:table-count="0" meta:image-count="0" meta:object-count="0" meta:page-count="1" meta:paragraph-count="3" meta:word-count="75" meta:character-count="437" meta:non-whitespace-character-count="362"/>
  </office:meta>
</office:document-meta>
</file>